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28_07-33-5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1-28_01-15-21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1-28_07-34-00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2-11-27_21-02-3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28_13-52-15_000.jpg</text:p>
          </table:table-cell>
          <table:table-cell table:style-name="ce27" office:value-type="string">
            <text:p>:m 食べた物 </text:p>
          </table:table-cell>
          <table:table-cell table:style-name="ce20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27_23-13-14_000.jpg</text:p>
          </table:table-cell>
          <table:table-cell table:style-name="ce20" office:value-type="string">
            <text:p>:PHOTO 記録 / location=自室 / topic=使い始め：石鹸 / for=~ / occasion=~,other=３個組：最後の１個、開始；使い始めの日付、あり</text:p>
          </table:table-cell>
          <table:table-cell table:style-name="ce29"/>
          <table:table-cell table:style-name="ce10"/>
          <table:table-cell table:style-name="ce10"/>
          <table:table-cell table:style-name="ce52" table:formula="of:=IF([.E7]=&quot;&quot;;[.C7];CONCATENATE([.C7];&quot; / &quot;;[.E7]))" office:value-type="string" office:string-value=":PHOTO 記録 / location=自室 / topic=使い始め：石鹸 / for=~ / occasion=~,other=３個組：最後の１個、開始；使い始めの日付、あり">
            <text:p>:PHOTO 記録 / location=自室 / topic=使い始め：石鹸 / for=~ / occasion=~,other=３個組：最後の１個、開始；使い始めの日付、あり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27_20-17-45_000.jpg</text:p>
          </table:table-cell>
          <table:table-cell table:style-name="ce27" office:value-type="string">
            <text:p>:PHOTO 記録しておきたいもの / location:photo=東急ショッピングパーク：駐輪場：前の歩道, location:target=街路樹：イチョウ / subject=~ / content=葉っぱ：黄色：落葉している：ところどころ,other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PHOTO 記録しておきたいもの / location:photo=東急ショッピングパーク：駐輪場：前の歩道, location:target=街路樹：イチョウ / subject=~ / content=葉っぱ：黄色：落葉している：ところどころ,other=~">
            <text:p>:PHOTO 記録しておきたいもの / location:photo=東急ショッピングパーク：駐輪場：前の歩道, location:target=街路樹：イチョウ / subject=~ / content=葉っぱ：黄色：落葉している：ところどころ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7_20-17-51_000.jpg</text:p>
          </table:table-cell>
          <table:table-cell table:style-name="ce27" office:value-type="string">
            <text:p>:PHOTO 記録しておきたいもの / location:photo=東急ショッピングパーク：駐輪場：前の歩道, location:target=街路樹：イチョウ / subject=~ / content=葉っぱ：黄色：落葉している：ところどころ,other=~</text:p>
          </table:table-cell>
          <table:table-cell table:style-name="ce28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PHOTO 記録しておきたいもの / location:photo=東急ショッピングパーク：駐輪場：前の歩道, location:target=街路樹：イチョウ / subject=~ / content=葉っぱ：黄色：落葉している：ところどころ,other=~">
            <text:p>:PHOTO 記録しておきたいもの / location:photo=東急ショッピングパーク：駐輪場：前の歩道, location:target=街路樹：イチョウ / subject=~ / content=葉っぱ：黄色：落葉している：ところどころ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2-11-28_07-45-05_000.jpg</text:p>
          </table:table-cell>
          <table:table-cell table:style-name="ce27" office:value-type="string">
            <text:p>:m / daylog メモ / partial / 2022-1127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m / daylog メモ / partial / 2022-1127">
            <text:p>:m / daylog メモ / partial / 2022-1127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28_12-47-28_000.jpg</text:p>
          </table:table-cell>
          <table:table-cell table:style-name="ce27" office:value-type="string">
            <text:p>:m RES 1*1 / free# JVEMV6 83#_44:1 / 83. chemistry / topics=無機化学：錯体,w=リン；ホスフィン；酸解離度,s=~,i=~,other=~,doc=r-1-1~1.2:f-13.11#R.1</text:p>
          </table:table-cell>
          <table:table-cell table:style-name="ce28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RES 1*1 / free# JVEMV6 83#_44:1 / 83. chemistry / topics=無機化学：錯体,w=リン；ホスフィン；酸解離度,s=~,i=~,other=~,doc=r-1-1~1.2:f-13.11#R.1">
            <text:p>:m RES 1*1 / free# JVEMV6 83#_44:1 / 83. chemistry / topics=無機化学：錯体,w=リン；ホスフィン；酸解離度,s=~,i=~,other=~,doc=r-1-1~1.2:f-13.11#R.1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2-11-28_16-46-59_000.jpg</text:p>
          </table:table-cell>
          <table:table-cell table:style-name="ce27" office:value-type="string">
            <text:p>:m RES 1-2*3 / free# JVEMV6 83#_44:2 / 83. chemistry / topics=無機化学：錯体,w=ヒドロニウム；ジエチルエーテル；酢酸エチル；パルミチン酸,s=~,i=~,other=~,doc=r-1-1~1.2:f-13.12#L.~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m RES 1-2*3 / free# JVEMV6 83#_44:2 / 83. chemistry / topics=無機化学：錯体,w=ヒドロニウム；ジエチルエーテル；酢酸エチル；パルミチン酸,s=~,i=~,other=~,doc=r-1-1~1.2:f-13.12#L.~1">
            <text:p>:m RES 1-2*3 / free# JVEMV6 83#_44:2 / 83. chemistry / topics=無機化学：錯体,w=ヒドロニウム；ジエチルエーテル；酢酸エチル；パルミチン酸,s=~,i=~,other=~,doc=r-1-1~1.2:f-13.12#L.~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1-28_16-47-26_000.jpg</text:p>
          </table:table-cell>
          <table:table-cell table:style-name="ce27" office:value-type="string">
            <text:p>:m RES 3*3 / free# JVEMV6 83#_44:2 / 83. chemistry / topics=無機化学：錯体,w=酸素；ｐ軌道,s=~,i=~,other=th+:水分子：２つのH原子：成す角が９０度よりも大きい：ワケ,doc=r-1-1~1.2:f-13.12#L.~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string" office:string-value=":m RES 3*3 / free# JVEMV6 83#_44:2 / 83. chemistry / topics=無機化学：錯体,w=酸素；ｐ軌道,s=~,i=~,other=th+:水分子：２つのH原子：成す角が９０度よりも大きい：ワケ,doc=r-1-1~1.2:f-13.12#L.~1">
            <text:p>:m RES 3*3 / free# JVEMV6 83#_44:2 / 83. chemistry / topics=無機化学：錯体,w=酸素；ｐ軌道,s=~,i=~,other=th+:水分子：２つのH原子：成す角が９０度よりも大きい：ワケ,doc=r-1-1~1.2:f-13.12#L.~1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4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2-11-28_18-06-42_000.jpg</text:p>
          </table:table-cell>
          <table:table-cell table:style-name="ce27" office:value-type="string">
            <text:p>:m RES 1*1 / free# JVEMV6 83#_44:3 / 83. chemistry / topics=無機化学：錯体,w=デバイ（単位）；電気素量,s=~,i=~,other=memo+:１Dの量,next=+:デバイ～ジュール：変換,doc=r-1-1~1.2:f-13.12#L.~1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string" office:string-value=":m RES 1*1 / free# JVEMV6 83#_44:3 / 83. chemistry / topics=無機化学：錯体,w=デバイ（単位）；電気素量,s=~,i=~,other=memo+:１Dの量,next=+:デバイ～ジュール：変換,doc=r-1-1~1.2:f-13.12#L.~1">
            <text:p>:m RES 1*1 / free# JVEMV6 83#_44:3 / 83. chemistry / topics=無機化学：錯体,w=デバイ（単位）；電気素量,s=~,i=~,other=memo+:１Dの量,next=+:デバイ～ジュール：変換,doc=r-1-1~1.2:f-13.12#L.~1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4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1-28_19-02-21_000.jpg</text:p>
          </table:table-cell>
          <table:table-cell table:style-name="ce27" office:value-type="string">
            <text:p>:m :篠笛,shinobue #*# / session-memo:session-1 / 1#1 / p.1:genre=log:rev:11-27~p-1,session=hour-~,musescore=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string" office:string-value=":m :篠笛,shinobue #*# / session-memo:session-1 / 1#1 / p.1:genre=log:rev:11-27~p-1,session=hour-~,musescore=~">
            <text:p>:m :篠笛,shinobue #*# / session-memo:session-1 / 1#1 / p.1:genre=log:rev:11-27~p-1,session=hour-~,musescore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4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float" office:value="0">
            <text:p>#VALUE!</text:p>
          </table:table-cell>
          <table:table-cell table:style-name="ce54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36"/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4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4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0:Sheet1.C275" table:on-update-keep-styles="true" table:on-update-keep-size="false"/>
        <table:database-range table:name="XXX" table:target-range-address="Sheet1.B270:Sheet1.B270" table:on-update-keep-styles="true" table:on-update-keep-size="false"/>
        <table:database-range table:name="XXX_music" table:target-range-address="Sheet1.B271:Sheet1.B27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022/11/29</text:date>, <text:time>10:0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9T10:01:28.03</dc:date>
    <dc:creator>iwabuchi ken</dc:creator>
    <meta:editing-duration>P51DT8H50M6S</meta:editing-duration>
    <meta:editing-cycles>16594</meta:editing-cycles>
    <meta:document-statistic meta:table-count="2" meta:cell-count="921" meta:object-count="0"/>
    <meta:user-defined meta:name="qrichtext">1</meta:user-defined>
  </office:meta>
</office:document-meta>
</file>